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text-properties fo:font-size="14pt" style:font-size-asian="14pt" style:font-size-complex="14pt"/>
    </style:style>
    <style:style style:name="P2" style:family="paragraph" style:parent-style-name="Normal" style:master-page-name="MP0">
      <style:paragraph-properties fo:text-align="center" style:justify-single-word="false"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Normal">
      <style:text-properties fo:font-size="14pt" style:font-size-asian="14pt" style:font-size-complex="14pt"/>
    </style:style>
    <style:style style:name="P4" style:family="paragraph" style:parent-style-name="Normal">
      <style:text-properties fo:font-size="14pt" officeooo:rsid="00056746" officeooo:paragraph-rsid="00056746" style:font-size-asian="14pt" style:font-size-complex="14pt"/>
    </style:style>
    <style:style style:name="P5" style:family="paragraph" style:parent-style-name="Normal">
      <style:text-properties fo:font-size="14pt" officeooo:paragraph-rsid="00056746" style:font-size-asian="14pt" style:font-size-complex="14pt"/>
    </style:style>
    <style:style style:name="P6" style:family="paragraph" style:parent-style-name="Normal">
      <style:text-properties officeooo:paragraph-rsid="0007cc0b"/>
    </style:style>
    <style:style style:name="T1" style:family="text">
      <style:text-properties fo:font-size="14pt" officeooo:rsid="0005cf9a" style:font-size-asian="14pt" style:font-size-complex="14pt"/>
    </style:style>
    <style:style style:name="T2" style:family="text">
      <style:text-properties fo:font-size="14pt" officeooo:rsid="0007cc0b" style:font-size-asian="14pt" style:font-size-complex="14pt"/>
    </style:style>
    <style:style style:name="T3" style:family="text">
      <style:text-properties officeooo:rsid="0003076f"/>
    </style:style>
    <style:style style:name="T4" style:family="text">
      <style:text-properties officeooo:rsid="00056746"/>
    </style:style>
    <style:style style:name="T5" style:family="text">
      <style:text-properties officeooo:rsid="0007cc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UILLE DE PROJET CHOIXPEAU MAGIQUE</text:p>
      <text:p text:style-name="P1"/>
      <text:p text:style-name="P1">Problème : Barème</text:p>
      <text:p text:style-name="P1">1ere Solution apportée : Modifier la liste des personnages en en retirant. <text:span text:style-name="T3">Au début, les élèves par maison avaient été équilibrés au niveau de Poufsouffle. Cependant, cela réduit considérablement la qualité de la base de données alors nous n’avons enlevé que quelques profils de Gryffondor </text:span><text:span text:style-name="T4">et nous avons notamment traité le cas simple d’une égalité Poufsouffle-Gryffondor car ce sont deux maisons partageant des caractéristiques qui se ressemblent. Nous avons fait en sorte que, s’il y a une égalité entre ces deux maisons, la maison Poufsouffle sera choisie car plus rare.</text:span></text:p>
      <text:p text:style-name="P5">2eme Solution apportée : Rajouter des questions et changer certain critère du barème, ne pas toucher a la listes des personnages. <text:span text:style-name="T4">Les critères du barème ont été ajustés, en particulier au niveau de l’intelligence qui était trop élevée et la bonté qui ne l’était pas assez. Nous avons donc rajouté des barèmes négatifs ainsi que coefficienter les différentes caractéristiques afin d’obtenir des résultats crédibles. Ces coefficients ont été choisis afin d’obtenir un équilibre entre les caractéristiques et aussi car la bonté, dans le cas d’un Poufsouffle ou Gryffondor, doit être assez élevée. </text:span></text:p>
      <text:p text:style-name="P5"><text:span text:style-name="T4">Ensuite, pour le calcul du bareme global que va utiliser l’algorithme des kPPV nous additionnons simplement les caractéristiques de chaque réponse avant de les diviser de manière euclidienne par 4, qui nous donne avec nos réponses actuels, des valeurs plutôt correctes. </text:span></text:p>
      <text:p text:style-name="P4">En ce qui concerne les questions, les dernières ont été ajustées pour départager les poufsouffle et les gryffondor en poussant les critères de bonté qui nous semblaient légèrement plus élevés chez Poufsouffle. <text:span text:style-name="T5">De plus, plusieurs réponses ont été légèrement modifiées dans les questions précédentes afin de refléter plus précisément une caractéristique et ainsi mieux réguler le barème.</text:span></text:p>
      <text:p text:style-name="P6"><text:span text:style-name="Police_20_par_20_défaut"><text:span text:style-name="T1">Idées abandonnées : Nous avions pensé à effectuer des modifications au profil de base que nous initialisons à 0 pour toutes les caractéristiques en commençant par exemple avec des valeurs négatives pour l’intelligence ou l’ambition mais, avec le travail réalisé sur les barèmes des questions ainsi que le choix des coefficients, nous n’avons pas jugé nécessaire de conserver cette idée.</text:span></text:span></text:p>
      <text:p text:style-name="P6"><text:span text:style-name="Police_20_par_20_défaut"><text:span text:style-name="T1"/></text:span></text:p>
      <text:p text:style-name="P6"><text:soft-page-break/><text:span text:style-name="Police_20_par_20_défaut"><text:span text:style-name="T2">Conception des questions/réponses :</text:span></text:span><text:span text:style-name="Police_20_par_20_défaut"><text:span text:style-name="T1">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description/>
    <dc:subject/>
    <meta:initial-creator>Alexandre Parsival</meta:initial-creator>
    <meta:creation-date>2024-03-15T09:25:00Z</meta:creation-date>
    <dc:date>2024-03-15T19:06:24.855000000</dc:date>
    <meta:editing-cycles>5</meta:editing-cycles>
    <meta:editing-duration>PT56M10S</meta:editing-duration>
    <meta:document-statistic meta:table-count="0" meta:image-count="0" meta:object-count="0" meta:page-count="2" meta:paragraph-count="8" meta:word-count="352" meta:character-count="2296" meta:non-whitespace-character-count="1949"/>
    <meta:template xlink:type="simple" xlink:actuate="onRequest" xlink:title="" xlink:href="Normal.dotm"/>
  </office:meta>
</office:document-meta>
</file>